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401E215A6B.png" manifest:media-type=""/>
  <manifest:file-entry manifest:full-path="Pictures/10000000000002800000014089F48CED.png" manifest:media-type=""/>
  <manifest:file-entry manifest:full-path="Pictures/1000000000000280000001401D31977F.png" manifest:media-type=""/>
  <manifest:file-entry manifest:full-path="Pictures/100000000000028000000140B2FC3B3D.png" manifest:media-type=""/>
  <manifest:file-entry manifest:full-path="Pictures/100000000000028000000140DDD29D7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28000000140DDD29D71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280000001401D31977F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280000001401E215A6B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2800000014089F48CED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28000000140B2FC3B3D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0.3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8.8cm" svg:y="0.3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4.7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8.8cm" svg:y="4.7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1cm" svg:height="3.276cm" svg:x="0.2cm" svg:y="9.1cm">
          <draw:text-box>
            <text:p><text:span text:style-name="T1">1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4:45:34.570830047</dc:date>
    <meta:editing-duration>PT47M9S</meta:editing-duration>
    <meta:editing-cycles>19</meta:editing-cycles>
    <meta:generator>LibreOffice/4.1.5.3$Linux_X86_64 LibreOffice_project/410m0$Build-3</meta:generator>
    <meta:document-statistic meta:object-count="30"/>
  </office:meta>
</office:document-meta>
</file>